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6pt" fo:letter-spacing="normal" fo:font-style="normal" fo:font-weight="normal"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ize-complex="12pt"/>
    </style:style>
    <style:style style:name="P7" style:family="paragraph" style:parent-style-name="Standard">
      <style:paragraph-properties fo:background-color="transparent">
        <style:tab-stops>
          <style:tab-stop style:position="10.821cm"/>
        </style:tab-stops>
        <style:background-image/>
      </style:paragraph-properties>
      <style:text-properties style:font-name="Verdana" fo:font-size="12pt" style:font-size-asian="12pt" style:font-size-complex="12pt"/>
    </style:style>
    <style:style style:name="P8"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Zielhierarchie</text:p>
      <text:p text:style-name="P1">Die Prioritäten sind nach <text:span text:style-name="T1">kann</text:span>, <text:span text:style-name="T1">soll</text:span> und <text:span text:style-name="T1">muss</text:span> sortiert</text:p>
      <text:p text:style-name="P1"/>
      <text:p text:style-name="P1"/>
      <text:p text:style-name="P8">Strategische Ziele (langfristig)</text:p>
      <text:p text:style-name="P7">In unserer Anwendung steht das Lernen in Verbindung mit anderen Lernenden im Vordergrund. <text:span text:style-name="T2">Durch das hierbei entstehende Gemeinschaftsgefühl und die Kommunikationskomponenten </text:span><text:span text:style-name="T1">kann </text:span><text:span text:style-name="T2">eine ganze Gruppe ihren Lernerfolg auf Dauer steigern.</text:span></text:p>
      <text:p text:style-name="P7"/>
      <text:p text:style-name="P5">Taktische Ziele (mittelfristig)</text:p>
      <text:p text:style-name="P6">Wie schon in unserem Exposé formuliert ist es oft schwer sich physisch in einer Gruppe zum Lernen zu treffen. An Hochschule beispielsweise gibt es die eine Gruppe mit Leuten, die sehr lokal wohnen, und die andere Gruppe mit Leuten, die weiter entfernt wohnen. Das schafft eine Distanz zwischen den lokalen Leuten und den Pendlern, und behält diesen Pendler die Lerngruppenerfahrung vor. Durch die Anwendung <text:span text:style-name="T1">muss </text:span><text:span text:style-name="T3">die Entfernung überbrückt werden um so die Verbundenheit zu anderen Lernenden zu stärken.</text:span></text:p>
      <text:p text:style-name="P6"/>
      <text:p text:style-name="P5">Operative Ziele (kurzfristig)</text:p>
      <text:p text:style-name="P6">Allein durch das Starten der Anwendung wird schon der erste Schritt in Richtung Produktivität getan. Online werden dem dann User dann zusätzlich alle anderen Freunde angezeigt, die gerade an einem Dokument arbeiten und produktiv sind. Aus diesen Gegebenheiten <text:span text:style-name="T1">kann </text:span><text:span text:style-name="T3">der User seine essentielle Motivation schöpfen, mit dem Lernen anzufan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4-24T15:35:34.94</dc:date>
    <meta:editing-duration>PT10H34M20S</meta:editing-duration>
    <meta:editing-cycles>9</meta:editing-cycles>
    <meta:generator>OpenOffice/4.1.1$Win32 OpenOffice.org_project/411m6$Build-9775</meta:generator>
    <dc:creator>Hendrik  Bode</dc:creator>
    <meta:document-statistic meta:table-count="1" meta:image-count="0" meta:object-count="0" meta:page-count="1" meta:paragraph-count="12" meta:word-count="185" meta:character-count="1316"/>
  </office:meta>
</office:document-meta>
</file>